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434cm" svg:height="9.434cm" svg:x="0.423cm" svg:y="0.4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9.43cm" svg:height="9.431cm" draw:transform="skewX (0.000174532925199376) rotate (0.785398163397448) translate (-1.524cm 5.14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9.433cm" svg:height="9.435cm" draw:transform="rotate (-0.523598775598299) translate (3.42cm -1.30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9.435cm" svg:height="9.433cm" draw:transform="skewX (-0.000174532925199385) rotate (0.261799387799149) translate (-0.625cm 1.81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9.434cm" svg:height="9.434cm" draw:transform="skewX (0.000174532925199518) rotate (0.523598775598299) translate (-1.301cm 3.41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9.434cm" svg:height="9.435cm" draw:transform="skewX (-0.000174532925199443) rotate (1.30899693899575) translate (-0.625cm 8.47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nis </meta:initial-creator>
    <meta:creation-date>2017-02-09T09:34:01.339421818</meta:creation-date>
    <dc:date>2017-02-09T10:09:45.949273103</dc:date>
    <dc:creator>Jannis </dc:creator>
    <meta:editing-duration>P0D</meta:editing-duration>
    <meta:editing-cycles>3</meta:editing-cycles>
    <meta:generator>LibreOffice/4.2.8.2$Linux_X86_64 LibreOffice_project/420m0$Build-2</meta:generator>
    <meta:document-statistic meta:object-count="6"/>
  </office:meta>
</office:document-meta>
</file>